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1">
      <style:text-properties style:font-name="Liberation Serif" officeooo:paragraph-rsid="02d82664" style:text-scale="99%"/>
    </style:style>
    <style:style style:name="P32"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h xml:id="id2189943771" text:style-name="P31"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
              <draw:control text:anchor-type="as-char" svg:y="-4mm" draw:z-index="0" draw:name="Фигура1" draw:style-name="gr1" draw:text-style-name="P37" svg:width="63.47mm" svg:height="5.95mm" draw:control="control1"/>
              <text:s text:c="3"/>
            </text:p>
          </table:table-cell>
          <table:table-cell table:style-name="Таблица3.A1" office:value-type="string">
            <text:p text:style-name="P5">
              <draw:control text:anchor-type="as-char" svg:y="-4mm" draw:z-index="5" draw:name="Фигура1" draw:style-name="gr1" draw:text-style-name="P37" svg:width="63.47mm" svg:height="5.95mm" draw:control="control6"/>
              <text:s text:c="3"/>
            </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
              <draw:control text:anchor-type="as-char" svg:y="-3.83mm" draw:z-index="2" draw:name="Фигура1" draw:style-name="gr1" draw:text-style-name="P37" svg:width="63.35mm" svg:height="5.95mm" draw:control="control3"/>
              <text:s text:c="3"/>
            </text:p>
          </table:table-cell>
          <table:table-cell table:style-name="Таблица3.A1" office:value-type="string">
            <text:p text:style-name="P5">
              <draw:control text:anchor-type="as-char" svg:y="-4mm" draw:z-index="6" draw:name="Фигура1" draw:style-name="gr1" draw:text-style-name="P37" svg:width="63.47mm" svg:height="5.95mm" draw:control="control7"/>
              <text:s text:c="3"/>
            </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
              <draw:control text:anchor-type="as-char" svg:y="-3.83mm" draw:z-index="1" draw:name="Фигура1" draw:style-name="gr1" draw:text-style-name="P37" svg:width="63.75mm" svg:height="5.95mm" draw:control="control2"/>
              <text:s text:c="3"/>
            </text:p>
          </table:table-cell>
          <table:table-cell table:style-name="Таблица3.A1" office:value-type="string">
            <text:p text:style-name="P5">
              <draw:control text:anchor-type="as-char" svg:y="-4mm" draw:z-index="7" draw:name="Фигура1" draw:style-name="gr1" draw:text-style-name="P37" svg:width="63.47mm" svg:height="5.95mm" draw:control="control8"/>
              <text:s text:c="3"/>
            </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
              <draw:control text:anchor-type="as-char" svg:y="-3.83mm" draw:z-index="3" draw:name="Фигура1" draw:style-name="gr1" draw:text-style-name="P37" svg:width="64.16mm" svg:height="5.95mm" draw:control="control4"/>
              <text:s text:c="3"/>
            </text:p>
          </table:table-cell>
          <table:table-cell table:style-name="Таблица3.A1" office:value-type="string">
            <text:p text:style-name="P5">
              <draw:control text:anchor-type="as-char" svg:y="-4mm" draw:z-index="8" draw:name="Фигура1" draw:style-name="gr1" draw:text-style-name="P37" svg:width="63.47mm" svg:height="5.95mm" draw:control="control9"/>
              <text:s text:c="3"/>
            </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
              <draw:control text:anchor-type="as-char" svg:y="-3.83mm" draw:z-index="4" draw:name="Фигура1" draw:style-name="gr1" draw:text-style-name="P37" svg:width="63.67mm" svg:height="5.95mm" draw:control="control5"/>
              <text:s text:c="3"/>
            </text:p>
          </table:table-cell>
          <table:table-cell table:style-name="Таблица3.A1" office:value-type="string">
            <text:p text:style-name="P5">
              <draw:control text:anchor-type="as-char" svg:y="-4mm" draw:z-index="9" draw:name="Фигура1" draw:style-name="gr1" draw:text-style-name="P37" svg:width="63.47mm" svg:height="5.95mm" draw:control="control10"/>
              <text:s text:c="3"/>
            </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
              <draw:control text:anchor-type="as-char" svg:y="-3.83mm" draw:z-index="10" draw:name="Фигура1" draw:style-name="gr1" draw:text-style-name="P37" svg:width="63.67mm" svg:height="5.95mm" draw:control="control11"/>
              <text:s/>
            </text:p>
          </table:table-cell>
          <table:table-cell table:style-name="Таблица3.A1" office:value-type="string">
            <text:p text:style-name="P7">
              <draw:control text:anchor-type="as-char" svg:y="-4mm" draw:z-index="11" draw:name="Фигура1" draw:style-name="gr1" draw:text-style-name="P37" svg:width="63.47mm" svg:height="5.95mm" draw:control="control12"/>
              <text:s/>
            </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549671035"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831145889"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
        <text:span text:style-name="Strong_20_Emphasis">
          <text:span text:style-name="T8"/>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51M20S</meta:editing-duration>
    <meta:editing-cycles>921</meta:editing-cycles>
    <meta:generator>LibreOffice/6.1.6.3$Linux_X86_64 LibreOffice_project/5896ab1714085361c45cf540f76f60673dd96a72</meta:generator>
    <dc:date>2019-11-04T23:33:31.886602000</dc:date>
    <meta:document-statistic meta:table-count="4" meta:image-count="0" meta:object-count="0" meta:page-count="5" meta:paragraph-count="112" meta:word-count="681" meta:character-count="5278"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ReplAttributes,Srch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					Globalscope.BasicLibraries.LoadLibrary( "MRILib" )
'					MRI enum1Element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